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7720" officeooo:paragraph-rsid="001a7720"/>
    </style:style>
    <style:style style:name="P2" style:family="paragraph" style:parent-style-name="Standard">
      <style:text-properties officeooo:rsid="001a7720" officeooo:paragraph-rsid="001a7720"/>
    </style:style>
    <style:style style:name="P3" style:family="paragraph" style:parent-style-name="Standard">
      <style:text-properties officeooo:rsid="001c9876" officeooo:paragraph-rsid="001c9876"/>
    </style:style>
    <style:style style:name="P4" style:family="paragraph" style:parent-style-name="Standard">
      <style:text-properties officeooo:rsid="001cd7b6" officeooo:paragraph-rsid="001cd7b6"/>
    </style:style>
    <style:style style:name="P5" style:family="paragraph" style:parent-style-name="Standard">
      <style:text-properties officeooo:rsid="001eaff7" officeooo:paragraph-rsid="001eaff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ct 1</text:p>
      <text:p text:style-name="P1">Build a clone of echo</text:p>
      <text:p text:style-name="P1">Loop through array elements and print them.</text:p>
      <text:p text:style-name="P1"/>
      <text:p text:style-name="P3">Project 2</text:p>
      <text:p text:style-name="P3">build a clone of wc</text:p>
      <text:p text:style-name="P3">only support wc -l</text:p>
      <text:p text:style-name="P3">read a file name is os.Args [1] into a string</text:p>
      <text:p text:style-name="P3">count # of new lines in that string \n</text:p>
      <text:p text:style-name="P3">print count for output</text:p>
      <text:p text:style-name="P3"/>
      <text:p text:style-name="P3"/>
      <text:p text:style-name="P4">mvp – minimal viable product</text:p>
      <text:p text:style-name="P4"/>
      <text:p text:style-name="P5">how to do I find processor <text:s/>usage in linux</text:p>
      <text:p text:style-name="P5">stub is incomplete program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1T10:54:25.497413407</meta:creation-date>
    <dc:date>2022-07-12T20:46:53.490307825</dc:date>
    <meta:editing-duration>PT9H31M36S</meta:editing-duration>
    <meta:editing-cycles>2</meta:editing-cycles>
    <meta:generator>LibreOffice/7.3.4.2$Linux_X86_64 LibreOffice_project/30$Build-2</meta:generator>
    <meta:document-statistic meta:table-count="0" meta:image-count="0" meta:object-count="0" meta:page-count="1" meta:paragraph-count="12" meta:word-count="65" meta:character-count="320" meta:non-whitespace-character-count="265"/>
  </office:meta>
</office:document-meta>
</file>